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969cm" svg:height="3.429cm" svg:x="2.642cm" svg:y="14.834cm">
          <text:p text:style-name="P1">CAdapterFactory</text:p>
          <text:p text:style-name="P1">(aka God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5.969cm" svg:height="3.429cm" svg:x="1.245cm" svg:y="23.026cm">
          <text:p text:style-name="P1">CFakeAdap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5.969cm" svg:height="3.429cm" svg:x="13.056cm" svg:y="3.023cm">
          <text:p text:style-name="P1">CDe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8" draw:id="id8" draw:layer="layout" svg:width="5.967cm" svg:height="3.429cm" svg:x="1.753cm" svg:y="3.023cm">
          <text:p text:style-name="P1">CDeviceMana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5.969cm" svg:height="3.429cm" svg:x="7.787cm" svg:y="23.026cm">
          <text:p text:style-name="P1">CPnpAdap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5.969cm" svg:height="3.429cm" svg:x="14.326cm" svg:y="17.374cm">
          <text:p text:style-name="P1">IBufferAdap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5.969cm" svg:height="3.429cm" svg:x="5.055cm" svg:y="8.611cm">
          <text:p text:style-name="P1">CDeviceBuil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5.969cm" svg:height="3.429cm" svg:x="14.326cm" svg:y="11.913cm">
          <text:p text:style-name="P1">IAdap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5.969cm" svg:height="3.429cm" svg:x="14.326cm" svg:y="23.026cm">
          <text:p text:style-name="P1">CRtdsAdap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5.626cm" svg:y1="14.834cm" svg:x2="5.626cm" svg:y2="14.834cm" draw:start-shape="id1" draw:end-shape="id1" svg:d="M5626 14834z" svg:viewBox="0 0 1 1">
          <text:p/>
        </draw:connector>
        <draw:connector draw:style-name="gr4" draw:text-style-name="P1" draw:layer="layout" draw:type="lines" svg:x1="4.229cm" svg:y1="23.026cm" svg:x2="17.31cm" svg:y2="15.342cm" draw:start-shape="id2" draw:start-glue-point="0" draw:end-shape="id3" draw:end-glue-point="2" svg:d="M4229 23026v-502l13081-6681v-501" svg:viewBox="0 0 13082 7685">
          <text:p text:style-name="P1">Inherits</text:p>
        </draw:connector>
        <draw:connector draw:style-name="gr4" draw:text-style-name="P1" draw:layer="layout" draw:type="lines" svg:x1="10.771cm" svg:y1="23.026cm" svg:x2="17.31cm" svg:y2="20.803cm" draw:start-shape="id4" draw:start-glue-point="0" draw:end-shape="id5" draw:end-glue-point="2" svg:d="M10771 23026v-502l6539-1220v-501" svg:viewBox="0 0 6540 2224">
          <text:p text:style-name="P1">Inherits</text:p>
        </draw:connector>
        <draw:connector draw:style-name="gr4" draw:text-style-name="P1" draw:layer="layout" draw:type="lines" svg:x1="17.31cm" svg:y1="23.026cm" svg:x2="17.31cm" svg:y2="20.803cm" draw:start-shape="id6" draw:start-glue-point="0" draw:end-shape="id5" svg:d="M17310 23026v-502-1220-501" svg:viewBox="0 0 1 2224">
          <text:p text:style-name="P1">Inherits</text:p>
        </draw:connector>
        <draw:connector draw:style-name="gr4" draw:text-style-name="P1" draw:layer="layout" draw:type="lines" svg:x1="17.31cm" svg:y1="17.374cm" svg:x2="17.31cm" svg:y2="15.342cm" draw:start-shape="id5" draw:start-glue-point="0" draw:end-shape="id3" draw:end-glue-point="2" svg:d="M17310 17374v-502-1029-501" svg:viewBox="0 0 1 2033">
          <text:p text:style-name="P1">Inherits</text:p>
        </draw:connector>
        <draw:connector draw:style-name="gr4" draw:text-style-name="P1" draw:layer="layout" draw:type="line" svg:x1="16.04cm" svg:y1="6.452cm" svg:x2="17.31cm" svg:y2="11.913cm" draw:start-shape="id7" draw:start-glue-point="2" draw:end-shape="id3" svg:d="M16040 6452l1270 5461" svg:viewBox="0 0 1271 5462">
          <text:p text:style-name="P1">Contains</text:p>
        </draw:connector>
        <draw:connector draw:style-name="gr4" draw:text-style-name="P1" draw:layer="layout" draw:type="lines" svg:x1="7.72cm" svg:y1="4.737cm" svg:x2="13.056cm" svg:y2="4.737cm" draw:start-shape="id8" draw:start-glue-point="1" draw:end-shape="id7" svg:d="M7720 4737h501 4333 502" svg:viewBox="0 0 5337 1">
          <text:p text:style-name="P1">Accesses</text:p>
        </draw:connector>
        <draw:connector draw:style-name="gr4" draw:text-style-name="P1" draw:layer="layout" draw:type="lines" svg:x1="11.024cm" svg:y1="10.325cm" svg:x2="16.04cm" svg:y2="6.452cm" draw:start-shape="id9" draw:end-shape="id7" draw:end-glue-point="2" svg:d="M11024 10325h501l4515-3372v-501" svg:viewBox="0 0 5017 3874">
          <text:p text:style-name="P1">Creates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5T13:53:49.280052689</meta:creation-date>
    <dc:date>2014-03-06T09:55:30.697174104</dc:date>
    <meta:editing-duration>PT23M31S</meta:editing-duration>
    <meta:editing-cycles>2</meta:editing-cycles>
    <meta:generator>LibreOffice/4.2.1.1$Linux_X86_64 LibreOffice_project/26a1723cf76a13083d95d000339db660a19140b7</meta:generator>
    <meta:document-statistic meta:object-count="17"/>
  </office:meta>
</office:document-meta>
</file>